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20000000204B249CA79A42C6D7.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Tahoma2" svg:font-family="Tahoma"/>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office:font-face-decls>
  <office:automatic-styles>
    <style:style style:name="Table26" style:family="table">
      <style:table-properties style:width="4.5in" table:align="margins"/>
    </style:style>
    <style:style style:name="Table26.A" style:family="table-column">
      <style:table-column-properties style:column-width="4.5in" style:rel-column-width="65535*"/>
    </style:style>
    <style:style style:name="Table26.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Table25" style:family="table">
      <style:table-properties style:width="4.5in" table:align="margins"/>
    </style:style>
    <style:style style:name="Table25.A" style:family="table-column">
      <style:table-column-properties style:column-width="4.5in" style:rel-column-width="65535*"/>
    </style:style>
    <style:style style:name="Table25.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19" style:family="table">
      <style:table-properties style:width="4.5in" table:align="margins"/>
    </style:style>
    <style:style style:name="Table19.A" style:family="table-column">
      <style:table-column-properties style:column-width="4.5in" style:rel-column-width="65535*"/>
    </style:style>
    <style:style style:name="Table19.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5pt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5pt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Table17" style:family="table">
      <style:table-properties style:width="4.5in" table:align="margins"/>
    </style:style>
    <style:style style:name="Table17.A" style:family="table-column">
      <style:table-column-properties style:column-width="4.5in" style:rel-column-width="65535*"/>
    </style:style>
    <style:style style:name="Table17.A1" style:family="table-cell">
      <style:table-cell-properties fo:padding="0.0382in" fo:border="0.05pt solid #000000"/>
    </style:style>
    <style:style style:name="Table21" style:family="table">
      <style:table-properties style:width="4.5in" table:align="margins"/>
    </style:style>
    <style:style style:name="Table21.A" style:family="table-column">
      <style:table-column-properties style:column-width="4.5in" style:rel-column-width="65535*"/>
    </style:style>
    <style:style style:name="Table21.A1" style:family="table-cell">
      <style:table-cell-properties fo:padding="0.0382in" fo:border="0.05pt solid #000000"/>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05pt solid #000000"/>
    </style:style>
    <style:style style:name="Table23" style:family="table">
      <style:table-properties style:width="4.5in" table:align="margins"/>
    </style:style>
    <style:style style:name="Table23.A" style:family="table-column">
      <style:table-column-properties style:column-width="4.5in" style:rel-column-width="65535*"/>
    </style:style>
    <style:style style:name="Table23.A1" style:family="table-cell">
      <style:table-cell-properties fo:padding="0.0382in" fo:border="0.05pt solid #000000"/>
    </style:style>
    <style:style style:name="Table24" style:family="table">
      <style:table-properties style:width="4.5in" table:align="margins"/>
    </style:style>
    <style:style style:name="Table24.A" style:family="table-column">
      <style:table-column-properties style:column-width="4.5in" style:rel-column-width="65535*"/>
    </style:style>
    <style:style style:name="Table24.A1" style:family="table-cell">
      <style:table-cell-properties fo:padding="0.0382in" fo:border="0.05pt solid #000000"/>
    </style:style>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center" style:justify-single-word="false"/>
      <style:text-properties style:font-name="Arial" fo:font-size="10pt" style:font-size-asian="10pt" style:font-size-complex="10pt"/>
    </style:style>
    <style:style style:name="P3" style:family="paragraph" style:parent-style-name="Standard">
      <style:text-properties style:font-name="Arial" fo:font-size="16pt" fo:font-weight="bold" style:font-size-asian="16pt" style:font-weight-asian="bold" style:font-size-complex="16pt" style:font-weight-complex="bold"/>
    </style:style>
    <style:style style:name="P4" style:family="paragraph" style:parent-style-name="Standard">
      <style:text-properties style:font-name="Arial" fo:font-size="10pt" fo:font-weight="normal" style:font-size-asian="10pt" style:font-weight-asian="normal" style:font-size-complex="10pt" style:font-weight-complex="normal"/>
    </style:style>
    <style:style style:name="P5" style:family="paragraph" style:parent-style-name="Standard">
      <style:text-properties style:font-name="Arial" fo:font-size="10pt" fo:font-weight="bold" style:font-size-asian="10pt" style:font-weight-asian="bold" style:font-size-complex="10pt" style:font-weight-complex="bold"/>
    </style:style>
    <style:style style:name="P6" style:family="paragraph" style:parent-style-name="Standard">
      <style:text-properties style:font-name="Arial" fo:font-size="10pt" fo:font-weight="bold" officeooo:paragraph-rsid="000515cd" style:font-size-asian="10pt" style:font-weight-asian="bold" style:font-size-complex="10pt" style:font-weight-complex="bold"/>
    </style:style>
    <style:style style:name="P7"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8"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9" style:family="paragraph" style:parent-style-name="Standard">
      <style:text-properties fo:color="#000000" loext:opacity="100%" style:text-outline="false" style:text-line-through-style="none" style:text-line-through-type="none" style:text-position="0% 100%" style:font-name="Arial" fo:font-size="16pt" fo:font-style="normal" fo:text-shadow="none"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P10" style:family="paragraph" style:parent-style-name="Standard">
      <style:text-properties fo:color="#000000" loext:opacity="100%" style:text-outline="false" style:text-line-through-style="none" style:text-line-through-type="none" style:text-position="0% 100%" style:font-name="Courier New"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1" style:family="paragraph" style:parent-style-name="Standard">
      <style:text-properties fo:color="#000000" loext:opacity="100%" style:text-outline="false" style:text-line-through-style="none" style:text-line-through-type="none" style:text-position="0% 100%" style:font-name="Courier New" fo:font-size="10pt" fo:font-style="normal" fo:text-shadow="none" style:text-underline-style="none" fo:font-weight="normal" officeooo:paragraph-rsid="0004f1cb" style:font-name-asian="Courier New" style:font-size-asian="10pt" style:font-style-asian="normal" style:font-weight-asian="normal" style:font-name-complex="Courier New" style:font-size-complex="10pt" style:font-style-complex="normal" style:font-weight-complex="normal"/>
    </style:style>
    <style:style style:name="P12" style:family="paragraph" style:parent-style-name="Standard">
      <style:text-properties fo:color="#000000" loext:opacity="100%" style:text-outline="false" style:text-line-through-style="none" style:text-line-through-type="none" style:text-position="0% 100%" style:font-name="Courier New" fo:font-size="10pt" fo:font-style="normal" fo:text-shadow="none"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13" style:family="paragraph" style:parent-style-name="Standard">
      <style:text-properties fo:color="#000000" loext:opacity="100%" style:text-outline="false" style:text-line-through-style="none" style:text-line-through-type="none" style:text-position="0% 100%" style:font-name="Courier New" fo:font-size="14pt" fo:font-style="normal" fo:text-shadow="none"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P14" style:family="paragraph" style:parent-style-name="Standard">
      <style:paragraph-properties fo:break-before="page"/>
      <style:text-properties fo:color="#000000" loext:opacity="100%" style:text-outline="false" style:text-line-through-style="none" style:text-line-through-type="none" style:text-position="0% 100%" style:font-name="Arial" fo:font-size="16pt" fo:font-style="normal" fo:text-shadow="none"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P15" style:family="paragraph" style:parent-style-name="Table_20_Contents">
      <style:text-properties style:font-name="Courier New" fo:font-size="10pt" style:font-name-asian="Courier New" style:font-size-asian="10pt" style:font-name-complex="Courier New" style:font-size-complex="10pt"/>
    </style:style>
    <style:style style:name="P16" style:family="paragraph" style:parent-style-name="Default_7e_LT_7e_Gliederung_20_2">
      <style:paragraph-properties fo:margin-left="0in" fo:margin-right="0in" fo:margin-top="0in" fo:margin-bottom="0in" style:contextual-spacing="false" fo:text-indent="0in" style:auto-text-indent="false"/>
      <style:text-properties style:use-window-font-color="true" loext:opacity="0%" style:text-outline="false" style:text-line-through-style="none" style:text-line-through-type="none" style:font-name="Courier New"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7" style:family="paragraph" style:parent-style-name="Default_7e_LT_7e_Gliederung_20_2">
      <style:paragraph-properties fo:margin-left="0in" fo:margin-right="0in" fo:margin-top="0in" fo:margin-bottom="0in" style:contextual-spacing="false" fo:text-indent="0in" style:auto-text-indent="false" style:text-autospace="none">
        <style:tab-stops/>
      </style:paragraph-properties>
      <style:text-properties style:use-window-font-color="true" loext:opacity="0%" style:text-outline="false" style:text-line-through-style="none" style:text-line-through-type="none" style:font-name="Courier New"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8" style:family="paragraph" style:parent-style-name="Default_7e_LT_7e_Gliederung_20_2">
      <style:paragraph-properties fo:margin-left="0in" fo:margin-right="0in" fo:margin-top="0in" fo:margin-bottom="0in" style:contextual-spacing="false" fo:text-indent="0in" style:auto-text-indent="false" style:text-autospace="none">
        <style:tab-stops/>
      </style:paragraph-properties>
      <style:text-properties style:use-window-font-color="true" loext:opacity="0%" style:text-outline="false" style:text-line-through-style="none" style:text-line-through-type="none" style:font-name="Arial"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9" style:family="paragraph" style:parent-style-name="Default_7e_LT_7e_Gliederung_20_2">
      <style:paragraph-properties fo:margin-left="0in" fo:margin-right="0in" fo:margin-top="0in" fo:margin-bottom="0in" style:contextual-spacing="false" fo:text-indent="0in" style:auto-text-indent="false" style:text-autospace="none">
        <style:tab-stops/>
      </style:paragraph-properties>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20" style:family="paragraph" style:parent-style-name="Default_7e_LT_7e_Gliederung_20_2">
      <style:paragraph-properties fo:margin-left="0in" fo:margin-right="0in" fo:margin-top="0in" fo:margin-bottom="0in" style:contextual-spacing="false" fo:text-indent="0in" style:auto-text-indent="false" style:text-autospace="none">
        <style:tab-stops/>
      </style:paragraph-properties>
      <style:text-properties fo:color="#000000" loext:opacity="100%" style:text-outline="false" style:text-line-through-style="none" style:text-line-through-type="none" style:text-position="0% 100%" style:font-name="Arial"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21" style:family="paragraph" style:parent-style-name="Default_7e_LT_7e_Gliederung_20_1">
      <style:paragraph-properties fo:margin-left="0in" fo:margin-right="0in" fo:margin-top="0in" fo:margin-bottom="0in" style:contextual-spacing="false" fo:text-indent="0in" style:auto-text-indent="false" style:text-autospace="none">
        <style:tab-stops/>
      </style:paragraph-properties>
      <style:text-properties fo:color="#000000" loext:opacity="100%" style:text-outline="false" style:text-line-through-style="none" style:text-line-through-type="none" style:font-name="Courier New"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22" style:family="paragraph" style:parent-style-name="Default_7e_LT_7e_Gliederung_20_1">
      <style:paragraph-properties fo:margin-left="0in" fo:margin-right="0in" fo:margin-top="0in" fo:margin-bottom="0in" style:contextual-spacing="false" fo:text-indent="0in" style:auto-text-indent="false" style:text-autospace="none">
        <style:tab-stops/>
      </style:paragraph-properties>
      <style:text-properties fo:color="#000000" loext:opacity="100%" style:text-outline="false" style:text-line-through-style="none" style:text-line-through-type="none" style:font-name="Courier New" fo:font-size="10pt" fo:font-style="normal" fo:text-shadow="none" style:text-underline-style="none" fo:font-weight="normal" officeooo:paragraph-rsid="0004f1cb" style:font-name-asian="Courier New" style:font-size-asian="10pt" style:font-style-asian="normal" style:font-weight-asian="normal" style:font-name-complex="Courier New" style:font-size-complex="10pt" style:font-style-complex="normal" style:font-weight-complex="normal"/>
    </style:style>
    <style:style style:name="P23" style:family="paragraph" style:parent-style-name="Default_7e_LT_7e_Gliederung_20_1">
      <style:paragraph-properties fo:margin-left="0in" fo:margin-right="0in" fo:margin-top="0in" fo:margin-bottom="0in" style:contextual-spacing="false" fo:text-indent="0in" style:auto-text-indent="false" style:text-autospace="none">
        <style:tab-stops/>
      </style:paragraph-properties>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24" style:family="paragraph" style:parent-style-name="Default_7e_LT_7e_Gliederung_20_1">
      <style:paragraph-properties fo:margin-left="0in" fo:margin-right="0in" fo:margin-top="0in" fo:margin-bottom="0in" style:contextual-spacing="false" fo:text-indent="0in" style:auto-text-indent="false" style:text-autospace="none">
        <style:tab-stops/>
      </style:paragraph-properties>
      <style:text-properties style:use-window-font-color="true" loext:opacity="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25" style:family="paragraph" style:parent-style-name="Default_7e_LT_7e_Gliederung_20_1">
      <style:paragraph-properties fo:margin-left="0in" fo:margin-right="0in" fo:margin-top="0in" fo:margin-bottom="0in" style:contextual-spacing="false" fo:text-indent="0in" style:auto-text-indent="false" style:text-autospace="none">
        <style:tab-stops/>
      </style:paragraph-properties>
      <style:text-properties style:use-window-font-color="true" loext:opacity="0%" style:text-outline="false" style:text-line-through-style="none" style:text-line-through-type="none" style:font-name="Arial"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style>
    <style:style style:name="P26" style:family="paragraph" style:parent-style-name="Default_7e_LT_7e_Gliederung_20_1">
      <style:paragraph-properties fo:margin-left="0in" fo:margin-right="0in" fo:margin-top="0in" fo:margin-bottom="0in" style:contextual-spacing="false" fo:text-indent="0in" style:auto-text-indent="false" fo:break-before="page" style:text-autospace="none">
        <style:tab-stops/>
      </style:paragraph-properties>
      <style:text-properties style:use-window-font-color="true" loext:opacity="0%" style:text-outline="false" style:text-line-through-style="none" style:text-line-through-type="none" style:text-position="0% 100%"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P27" style:family="paragraph" style:parent-style-name="Default_7e_LT_7e_Gliederung_20_2">
      <style:paragraph-properties fo:margin-left="0in" fo:margin-right="0in" fo:margin-top="0in" fo:margin-bottom="0in" style:contextual-spacing="false" fo:text-indent="0in" style:auto-text-indent="false" fo:break-before="page" style:text-autospace="none">
        <style:tab-stops/>
      </style:paragraph-properties>
      <style:text-properties style:use-window-font-color="true" loext:opacity="0%" style:text-outline="false" style:text-line-through-style="none" style:text-line-through-type="none" style:text-position="0% 100%" style:font-name="Arial" fo:font-size="16pt" fo:font-style="normal" fo:text-shadow="none"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P28" style:family="paragraph" style:parent-style-name="Default_7e_LT_7e_Gliederung_20_2">
      <style:paragraph-properties fo:margin-left="0.9453in" fo:margin-right="0in" fo:margin-top="0in" fo:margin-bottom="0in" style:contextual-spacing="false" fo:text-indent="-0.3154in" style:auto-text-indent="false" style:text-autospace="none">
        <style:tab-stops/>
      </style:paragraph-properties>
      <style:text-properties style:use-window-font-color="true" loext:opacity="0%" style:text-outline="false" style:text-line-through-style="none" style:text-line-through-type="none" style:font-name="Tahoma"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style>
    <style:style style:name="P29" style:family="paragraph" style:parent-style-name="Standard" style:list-style-name="L1">
      <style:text-properties style:font-name="Arial" fo:font-size="10pt" fo:font-weight="normal" officeooo:rsid="00054162" officeooo:paragraph-rsid="000515cd" style:font-size-asian="10pt" style:font-weight-asian="normal" style:font-size-complex="10pt" style:font-weight-complex="normal"/>
    </style:style>
    <style:style style:name="P30" style:family="paragraph" style:parent-style-name="Standard" style:list-style-name="L2">
      <style:text-properties fo:color="#000000" loext:opacity="100%" style:text-outline="false" style:text-line-through-style="none" style:text-line-through-type="none" style:text-position="0% 100%" style:font-name="Arial"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31" style:family="paragraph">
      <style:paragraph-properties fo:text-align="center"/>
    </style:style>
    <style:style style:name="P32" style:family="paragraph">
      <loext:graphic-properties draw:opacity="0%"/>
      <style:paragraph-properties fo:text-align="center"/>
      <style:text-properties style:font-name="Arial"/>
    </style:style>
    <style:style style:name="P33" style:family="paragraph">
      <loext:graphic-properties draw:opacity="0%"/>
      <style:paragraph-properties fo:text-align="center"/>
    </style:style>
    <style:style style:name="P34" style:family="paragraph">
      <loext:graphic-properties draw:fill="none" draw:fill-color="#ffffff"/>
      <style:text-properties style:font-name="Arial" fo:font-weight="bold"/>
    </style:style>
    <style:style style:name="T1" style:family="text">
      <style:text-properties officeooo:rsid="0004b9d1"/>
    </style:style>
    <style:style style:name="T2" style:family="text">
      <style:text-properties fo:color="#000000" loext:opacity="100%" style:text-outline="false" style:text-line-through-style="none" style:text-line-through-type="none" style:text-position="0% 100%" style:font-name="Arial"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3" style:family="text">
      <style:text-properties fo:color="#000000" loext:opacity="100%" style:text-outline="false" style:text-line-through-style="none" style:text-line-through-type="none" style:text-position="0% 100%" style:font-name="Courier New"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4" style:family="text">
      <style:text-properties fo:color="#000000" loext:opacity="100%" style:text-position="0% 100%"/>
    </style:style>
    <style:style style:name="T5" style:family="text">
      <style:text-properties style:font-name="Courier New"/>
    </style:style>
    <style:style style:name="T6" style:family="text">
      <style:text-properties style:font-name="Arial"/>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weight="bold" style:font-weight-asian="bold" style:font-weight-complex="bold"/>
    </style:style>
    <style:style style:name="T10" style:family="text">
      <style:text-properties fo:font-size="16pt" fo:font-style="italic" fo:font-weight="bold" style:font-size-asian="16pt" style:font-style-asian="italic" style:font-weight-asian="bold" style:font-size-complex="16pt" style:font-style-complex="italic" style:font-weight-complex="bold"/>
    </style:style>
    <style:style style:name="T11" style:family="text">
      <style:text-properties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T12" style:family="text">
      <style:text-properties style:use-window-font-color="true" loext:opacity="0%" style:text-outline="false" style:text-line-through-style="none" style:text-line-through-type="none" style:font-name="Courier New"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13" style:family="text">
      <style:text-properties style:text-position="0% 100%"/>
    </style:style>
    <style:style style:name="T14" style:family="text">
      <style:text-properties style:text-position="0% 100%" style:font-name="Courier New"/>
    </style:style>
    <style:style style:name="T15" style:family="text">
      <style:text-properties fo:font-weight="normal" style:font-weight-asian="normal" style:font-weight-complex="normal"/>
    </style:style>
    <style:style style:name="T16" style:family="text">
      <style:text-properties style:font-name-asian="Arial" style:font-name-complex="Arial"/>
    </style:style>
    <style:style style:name="T17" style:family="text">
      <style:text-properties officeooo:rsid="0004f1cb"/>
    </style:style>
    <style:style style:name="T18" style:family="text">
      <style:text-properties officeooo:rsid="00064f64"/>
    </style:style>
    <style:style style:name="T19" style:family="text">
      <style:text-properties style:font-name="Arial" fo:font-weight="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402in" svg:stroke-color="#ff0000" draw:marker-start-width="0.2in" draw:marker-end="Arrow" draw:marker-end-width="0.1598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0402in" svg:stroke-color="#ff0000" draw:marker-start-width="0.2in" draw:marker-end-width="0.2in" draw:fill="none" draw:fill-color="#ffffff" fo:min-height="0.2201in"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32. </text:span>Enumerations</text:p>
      <text:p text:style-name="P4"/>
      <text:p text:style-name="P4"/>
      <text:p text:style-name="P5">Objectives</text:p>
      <text:list xml:id="list266294677" text:style-name="L1">
        <text:list-item>
          <text:p text:style-name="P29">Create enums</text:p>
        </text:list-item>
        <text:list-item>
          <text:p text:style-name="P29">Use enums</text:p>
        </text:list-item>
        <text:list-item>
          <text:p text:style-name="P29">Understand the relationship between enums and constants</text:p>
        </text:list-item>
      </text:list>
      <text:p text:style-name="P6"/>
      <text:p text:style-name="P5"/>
      <text:p text:style-name="P7">Up to this point we have been using types provided by C++. Using these types we have also been using arrays and pointer types. Now we will create our own types using <text:span text:style-name="T5">enum</text:span>. <text:s/>The <text:span text:style-name="T5">enum</text:span> basically creates a type made up of integer constants.</text:p>
      <text:p text:style-name="P7"/>
      <text:p text:style-name="P7"/>
      <text:p text:style-name="P14">Enum</text:p>
      <text:p text:style-name="P7"/>
      <text:p text:style-name="P7">There's another way to rewrite a previous example:</text:p>
      <table:table table:name="Table26" table:style-name="Table26">
        <table:table-column table:style-name="Table26.A"/>
        <table:table-row table:style-name="TableLine2700155986304">
          <table:table-cell table:style-name="Table26.A1" office:value-type="string">
            <text:p text:style-name="P11">typedef int EmployeeCode;</text:p>
            <text:p text:style-name="P11"/>
            <text:p text:style-name="P11">const EmployeeCode CEO = 0;</text:p>
            <text:p text:style-name="P11">const EmployeeCode MANAGER = 1;</text:p>
            <text:p text:style-name="P11">const EmployeeCode FULLTIME = 2;</text:p>
            <text:p text:style-name="P11">const EmployeeCode PARTTIME = 3;</text:p>
            <text:p text:style-name="P11"/>
            <text:p text:style-name="P11">EmployeeCode code = CEO;</text:p>
          </table:table-cell>
        </table:table-row>
      </table:table>
      <text:p text:style-name="P10"/>
      <text:p text:style-name="P7">Here's how you do it:</text:p>
      <table:table table:name="Table2" table:style-name="Table2">
        <table:table-column table:style-name="Table2.A"/>
        <table:table-row table:style-name="TableLine2700155987936">
          <table:table-cell table:style-name="Table2.A1" office:value-type="string">
            <text:p text:style-name="P10">#include &lt;iostream&gt;</text:p>
            <text:p text:style-name="P10"/>
            <text:p text:style-name="P10">int main()</text:p>
            <text:p text:style-name="P10">{</text:p>
            <text:p text:style-name="P10"><text:span text:style-name="T5"><text:s text:c="4"/></text:span>enum EmployeeCode</text:p>
            <text:p text:style-name="P10"><text:s text:c="4"/>{</text:p>
            <text:p text:style-name="P10"><text:s text:c="8"/>CEO, MANAGER, FULLTIME, PARTTIME</text:p>
            <text:p text:style-name="P10"><text:s text:c="4"/>};</text:p>
            <text:p text:style-name="P10"/>
            <text:p text:style-name="P10"><text:s text:c="4"/>EmployeeCode code = CEO;</text:p>
            <text:p text:style-name="P10"><text:s text:c="4"/>std::cout &lt;&lt; CEO &lt;&lt; std::endl;</text:p>
            <text:p text:style-name="P10"><text:s text:c="4"/>std::cout &lt;&lt; code &lt;&lt; std::endl;</text:p>
            <text:p text:style-name="P10"><text:s text:c="4"/>return 0;</text:p>
            <text:p text:style-name="P10">}</text:p>
          </table:table-cell>
        </table:table-row>
      </table:table>
      <text:p text:style-name="P7"/>
      <text:p text:style-name="P7"><draw:frame text:anchor-type="paragraph" draw:z-index="0" draw:name="Shape1" draw:style-name="gr5" draw:text-style-name="P34" svg:width="1.1669in" svg:height="0.2606in" svg:x="4.9744in" svg:y="0.0728in"><draw:text-box><text:p><text:span text:style-name="T19"><text:s/></text:span><text:span text:style-name="T19">Enumeration </text:span></text:p></draw:text-box></draw:frame>Here comes some <text:span text:style-name="T5">enum</text:span> jargon ...</text:p>
      <text:p text:style-name="P7"><draw:line text:anchor-type="paragraph" draw:z-index="3" draw:name="Shape2" draw:style-name="gr2" draw:text-style-name="P31" svg:x1="4.974in" svg:y1="0.0634in" svg:x2="2.2866in" svg:y2="0.6114in"><text:p/></draw:line></text:p>
      <text:p text:style-name="P7"/>
      <text:p text:style-name="P7"><draw:frame text:anchor-type="paragraph" draw:z-index="1" draw:name="Shape3" draw:style-name="gr5" draw:text-style-name="P34" svg:width="1.0421in" svg:height="0.2606in" svg:x="4.9846in" svg:y="0.078in"><draw:text-box><text:p><text:span text:style-name="T19"><text:s/></text:span><text:span text:style-name="T19">Enumerator</text:span></text:p></draw:text-box></draw:frame><draw:ellipse text:anchor-type="paragraph" draw:z-index="5" draw:name="Shape4" draw:style-name="gr4" draw:text-style-name="P33" svg:width="1.615in" svg:height="0.5106in" svg:x="0.672in" svg:y="0.0008in"><text:p/></draw:ellipse></text:p>
      <text:p text:style-name="P13"><draw:line text:anchor-type="paragraph" draw:z-index="2" draw:name="Shape5" draw:style-name="gr2" draw:text-style-name="P31" svg:x1="4.9846in" svg:y1="0.0661in" svg:x2="4.3075in" svg:y2="0.3996in"><text:p/></draw:line><text:s text:c="2"/>enum EmployeeCode</text:p>
      <text:p text:style-name="P13"><draw:ellipse text:anchor-type="paragraph" draw:z-index="4" draw:name="Shape6" draw:style-name="gr4" draw:text-style-name="P33" svg:width="1.0835in" svg:height="0.5106in" svg:x="3.3075in" svg:y="0.0437in"><text:p/></draw:ellipse><text:s text:c="2"/>{</text:p>
      <text:p text:style-name="P13"><text:s text:c="5"/>CEO, MANAGER, FULLTIME, PARTTIME</text:p>
      <text:p text:style-name="P13"><text:s text:c="2"/>};</text:p>
      <text:p text:style-name="P13"/>
      <text:p text:style-name="P10"/>
      <text:p text:style-name="P7">The format of creating an enumeration is<text:line-break/></text:p>
      <text:p text:style-name="P13"><text:s text:c="2"/>enum <text:span text:style-name="T7">[enumeration name]</text:span></text:p>
      <text:p text:style-name="P13"><text:s text:c="2"/>{</text:p>
      <text:p text:style-name="P13"><text:s text:c="5"/><text:span text:style-name="T7">[enumerator-1]</text:span>, ..., </text:p>
      <text:p text:style-name="P13"><text:s text:c="5"/><text:span text:style-name="T7">[enumerator-n]</text:span></text:p>
      <text:p text:style-name="P13"><text:s text:c="2"/>};</text:p>
      <text:p text:style-name="P13"/>
      <text:p text:style-name="P10"/>
      <text:p text:style-name="P7"><text:span text:style-name="T9">Exercise.</text:span> Declare a <text:span text:style-name="T5">Grade</text:span> enumeration containing enumerators <text:span text:style-name="T5">A</text:span>, <text:span text:style-name="T5">B</text:span>, <text:span text:style-name="T5">C</text:span>, <text:soft-page-break/><text:span text:style-name="T5">D</text:span>, and <text:span text:style-name="T5">F</text:span>. Declare variable <text:span text:style-name="T5">johnDoeGrade</text:span> of type <text:span text:style-name="T5">Grade</text:span> and initialize it with <text:span text:style-name="T5">A</text:span>. Print <text:span text:style-name="T5">johnDoeGrade</text:span> and then print <text:span text:style-name="T5">A</text:span>.</text:p>
      <text:p text:style-name="P7"/>
      <text:p text:style-name="P7"/>
      <text:p text:style-name="P14">Enum as a <text:span text:style-name="T17">t</text:span>ype</text:p>
      <text:p text:style-name="P7"/>
      <text:p text:style-name="P7">So what's the difference between</text:p>
      <table:table table:name="Table6" table:style-name="Table6">
        <table:table-column table:style-name="Table6.A"/>
        <table:table-row table:style-name="TableLine2700158355760">
          <table:table-cell table:style-name="Table6.A1" office:value-type="string">
            <text:p text:style-name="P10">typedef int EmployeeCode;</text:p>
            <text:p text:style-name="P10"/>
            <text:p text:style-name="P10">const EmployeeCode CEO = 0;</text:p>
            <text:p text:style-name="P10">const EmployeeCode MANAGER = 1;</text:p>
            <text:p text:style-name="P10">const EmployeeCode FULLTIME = 2; </text:p>
            <text:p text:style-name="P10">const EmployeeCode PARTTIME = 3;</text:p>
          </table:table-cell>
        </table:table-row>
      </table:table>
      <text:p text:style-name="P7">and </text:p>
      <table:table table:name="Table5" table:style-name="Table5">
        <table:table-column table:style-name="Table5.A"/>
        <table:table-row table:style-name="TableLine2700158362832">
          <table:table-cell table:style-name="Table5.A1" office:value-type="string">
            <text:p text:style-name="P10">enum EmployeeCode</text:p>
            <text:p text:style-name="P10">{</text:p>
            <text:p text:style-name="P10"><text:s text:c="5"/>CEO, MANAGER, FULLTIME, PARTTIME</text:p>
            <text:p text:style-name="P10">};</text:p>
          </table:table-cell>
        </table:table-row>
      </table:table>
      <text:p text:style-name="P7">(besides the fact that the second produces a shorter code)???</text:p>
      <text:p text:style-name="P7"/>
      <text:p text:style-name="P7"><text:span text:style-name="T6">The enumeration </text:span><text:span text:style-name="T5">EmployeeCode</text:span> is actually <text:span text:style-name="T10">a new type</text:span>. This means that you can actually have this:</text:p>
      <text:p text:style-name="P7"/>
      <text:p text:style-name="P7"/>
      <text:p text:style-name="P7"><text:span text:style-name="T9">Exercise.</text:span> Try compiling this program:</text:p>
      <text:p text:style-name="P7"/>
      <table:table table:name="Table25" table:style-name="Table25">
        <table:table-column table:style-name="Table25.A"/>
        <table:table-row table:style-name="TableLine2700158359024">
          <table:table-cell table:style-name="Table25.A1" office:value-type="string">
            <text:p text:style-name="P10">enum EmployeeCode</text:p>
            <text:p text:style-name="P10">{</text:p>
            <text:p text:style-name="P10"><text:s text:c="4"/>CEO, MANAGER, FULLTIME, PARTTIME</text:p>
            <text:p text:style-name="P10">};</text:p>
            <text:p text:style-name="P10"/>
            <text:p text:style-name="P10">void f(EmployeeCode c)<text:tab/></text:p>
            <text:p text:style-name="P10">{}</text:p>
            <text:p text:style-name="P10"/>
            <text:p text:style-name="P10">void f(int i)</text:p>
            <text:p text:style-name="P10">{}</text:p>
            <text:p text:style-name="P10"/>
            <text:p text:style-name="P10">int main()</text:p>
            <text:p text:style-name="P10">{</text:p>
            <text:p text:style-name="P10"><text:s text:c="4"/>return 0;</text:p>
            <text:p text:style-name="P10">}</text:p>
          </table:table-cell>
        </table:table-row>
      </table:table>
      <text:p text:style-name="P7"/>
      <text:p text:style-name="P7"/>
      <text:p text:style-name="P14">Enumerators and Integers</text:p>
      <text:p text:style-name="P7"/>
      <text:p text:style-name="P7">You might say ... “Hang on there! What do you mean that the <text:span text:style-name="T5">EmployeeCode</text:span> is a new type??? When I print an <text:span text:style-name="T5">EmployeeCode</text:span> variable like this ...”</text:p>
      <table:table table:name="Table11" table:style-name="Table11">
        <table:table-column table:style-name="Table11.A"/>
        <table:table-row table:style-name="TableLine2700158357936">
          <table:table-cell table:style-name="Table11.A1" office:value-type="string">
            <text:p text:style-name="P10">enum EmployeeCode</text:p>
            <text:p text:style-name="P10">{</text:p>
            <text:p text:style-name="P10"><text:s text:c="4"/>CEO, MANAGER, FULLTIME, PARTTIME</text:p>
            <text:p text:style-name="P10">};</text:p>
            <text:p text:style-name="P10">std::cout &lt;&lt; CEO &lt;&lt; std::endl;</text:p>
          </table:table-cell>
        </table:table-row>
      </table:table>
      <text:p text:style-name="P7">“I see that <text:span text:style-name="T5">CEO</text:span> <text:span text:style-name="T7">is</text:span> 0!!! So it <text:span text:style-name="T8">is</text:span> an integer!!! Isn't it???”</text:p>
      <text:p text:style-name="P7"/>
      <text:p text:style-name="P7">Yes and no.</text:p>
      <text:p text:style-name="P7"/>
      <text:p text:style-name="P7">There's actually an automatic <text:span text:style-name="T7">typecasting</text:span> between enumerators and integers. The statements:</text:p>
      <table:table table:name="Table12" table:style-name="Table12">
        <table:table-column table:style-name="Table12.A"/>
        <table:table-row table:style-name="TableLine2700158359568">
          <table:table-cell table:style-name="Table12.A1" office:value-type="string">
            <text:p text:style-name="P10">std::cout &lt;&lt; CEO &lt;&lt; std::endl;</text:p>
            <text:p text:style-name="P10">std::cout &lt;&lt; MANAGER &lt;&lt; std::endl;</text:p>
          </table:table-cell>
        </table:table-row>
      </table:table>
      <text:p text:style-name="P7">are really the same as </text:p>
      <table:table table:name="Table19" table:style-name="Table19">
        <table:table-column table:style-name="Table19.A"/>
        <table:table-row table:style-name="TableLine2700158368544">
          <table:table-cell table:style-name="Table19.A1" office:value-type="string">
            <text:p text:style-name="P10">std::cout &lt;&lt; int(CEO) &lt;&lt; std::endl;</text:p>
            <text:p text:style-name="P10">std::cout &lt;&lt; int(MANAGER) &lt;&lt; std::endl;</text:p>
          </table:table-cell>
        </table:table-row>
      </table:table>
      <text:p text:style-name="P7"/>
      <text:p text:style-name="P7">This means that <text:span text:style-name="T5">CEO</text:span>, because it's the <text:span text:style-name="T10">first</text:span> enumerator of an enumeration, is automatically typecast to the integer <text:span text:style-name="T10">0</text:span> if necessary, <text:span text:style-name="T5">MANAGER</text:span> is automatically typecast to the integer 1 if necessary, etc.</text:p>
      <text:p text:style-name="P7"/>
      <text:p text:style-name="P7">That example shows you that <text:span text:style-name="T5">EmployeeCode</text:span> enumerator is automatically typecast to an <text:span text:style-name="T5">int</text:span><text:span text:style-name="T6"> when necessary.</text:span> What about from an <text:span text:style-name="T5">int</text:span> to <text:span text:style-name="T3">EmployeeCode</text:span><text:span text:style-name="T2"> enumerator? Try this:</text:span></text:p>
      <table:table table:name="Table13" table:style-name="Table13">
        <table:table-column table:style-name="Table13.A"/>
        <table:table-row table:style-name="TableLine2700158358208">
          <table:table-cell table:style-name="Table13.A1" office:value-type="string">
            <text:p text:style-name="P10">enum EmployeeCode</text:p>
            <text:p text:style-name="P10">{</text:p>
            <text:p text:style-name="P10"><text:s text:c="4"/>CEO, MANAGER, FULLTIME, PARTTIME</text:p>
            <text:p text:style-name="P10">};</text:p>
            <text:p text:style-name="P10"/>
            <text:p text:style-name="P12">EmployeeCode code = EmployeeCode(1);</text:p>
          </table:table-cell>
        </table:table-row>
      </table:table>
      <text:p text:style-name="P7"/>
      <text:p text:style-name="P7">The last statement is the same as:</text:p>
      <table:table table:name="Table14" table:style-name="Table14">
        <table:table-column table:style-name="Table14.A"/>
        <table:table-row table:style-name="TableLine2700158363104">
          <table:table-cell table:style-name="Table14.A1" office:value-type="string">
            <text:p text:style-name="P12">EmployeeCode code = MANAGER;</text:p>
          </table:table-cell>
        </table:table-row>
      </table:table>
      <text:p text:style-name="P7"/>
      <text:p text:style-name="P7">Now let's see if the typecast is also automatic. Try this:</text:p>
      <table:table table:name="Table1" table:style-name="Table1">
        <table:table-column table:style-name="Table1.A"/>
        <table:table-row table:style-name="TableLine2700158367456">
          <table:table-cell table:style-name="Table1.A1" office:value-type="string">
            <text:p text:style-name="P10">enum EmployeeCode</text:p>
            <text:p text:style-name="P10">{</text:p>
            <text:p text:style-name="P10"><text:s text:c="4"/>CEO, MANAGER, FULLTIME, PARTTIME</text:p>
            <text:p text:style-name="P10">};</text:p>
            <text:p text:style-name="P10"/>
            <text:p text:style-name="P12">EmployeeCode code = 1; // 1 becomes EmployeeCode(1)??</text:p>
          </table:table-cell>
        </table:table-row>
      </table:table>
      <text:p text:style-name="P7"/>
      <text:p text:style-name="P7">The point: An integer is <text:span text:style-name="T11">not</text:span> automatically typecast to an enumerator.</text:p>
      <text:p text:style-name="P7"/>
      <text:p text:style-name="P7"><text:soft-page-break/>Since C/C++ will automatically typecast enumerators to integers if necessary, we can use it as though it's an integer. Here are some examples:</text:p>
      <text:p text:style-name="P7"/>
      <text:p text:style-name="P7">Run this:</text:p>
      <table:table table:name="Table18" table:style-name="Table18">
        <table:table-column table:style-name="Table18.A"/>
        <table:table-row table:style-name="TableLine2700158368272">
          <table:table-cell table:style-name="Table18.A1" office:value-type="string">
            <text:p text:style-name="P21">enum operation {ADD, SUB, MUL, DIV};</text:p>
            <text:p text:style-name="P21">operation op = ADD;</text:p>
            <text:p text:style-name="P21">int x = 10, y = 20;</text:p>
            <text:p text:style-name="P21"/>
            <text:p text:style-name="P22">switch (op)</text:p>
            <text:p text:style-name="P22">{</text:p>
            <text:p text:style-name="P21"><text:s text:c="4"/>case ADD: std::cout &lt;&lt; x + y; break;</text:p>
            <text:p text:style-name="P21"><text:s text:c="4"/>case SUB: std::cout &lt;&lt; x - y; break;</text:p>
            <text:p text:style-name="P21"><text:s text:c="4"/>case MUL: std::cout &lt;&lt; x * y; break;</text:p>
            <text:p text:style-name="P21"><text:s text:c="4"/>case DIV: std::cout &lt;&lt; x / y; break;</text:p>
            <text:p text:style-name="P21">}</text:p>
          </table:table-cell>
        </table:table-row>
      </table:table>
      <text:p text:style-name="P7">Try changing the <text:span text:style-name="T5">op</text:span> to different values.</text:p>
      <text:p text:style-name="P7"/>
      <text:p text:style-name="P7"/>
      <text:p text:style-name="P7"><text:span text:style-name="T9">Exercise.</text:span> Is this a valid code segment? If so, what is the output? If it isn't explain why.</text:p>
      <table:table table:name="Table20" table:style-name="Table20">
        <table:table-column table:style-name="Table20.A"/>
        <table:table-row table:style-name="TableLine2700158361744">
          <table:table-cell table:style-name="Table20.A1" office:value-type="string">
            <text:p text:style-name="P21">enum operation {ADD, SUB, MUL, DIV};</text:p>
            <text:p text:style-name="P21">std::cout &lt;&lt; ADD + SUB + MUL + DIV &lt;&lt; std::endl;</text:p>
          </table:table-cell>
        </table:table-row>
      </table:table>
      <text:p text:style-name="P7"/>
      <text:p text:style-name="P7"/>
      <text:p text:style-name="P14">The <text:span text:style-name="T17">i</text:span>nteger <text:span text:style-name="T17">v</text:span>alue of an <text:span text:style-name="T17">e</text:span>numerator</text:p>
      <text:p text:style-name="P7"/>
      <text:p text:style-name="P7">You can actually change the integer value associated with an enumerator. Try this:</text:p>
      <table:table table:name="Table15" table:style-name="Table15">
        <table:table-column table:style-name="Table15.A"/>
        <table:table-row table:style-name="TableLine2700158368816">
          <table:table-cell table:style-name="Table15.A1" office:value-type="string">
            <text:p text:style-name="P10">enum CutOff</text:p>
            <text:p text:style-name="P10">{</text:p>
            <text:p text:style-name="P10"><text:s text:c="4"/>A = 90, B = 80, C = 70, D = 60, F = 0</text:p>
            <text:p text:style-name="P10">};</text:p>
            <text:p text:style-name="P10"/>
            <text:p text:style-name="P10">std::cout &lt;&lt; B &lt;&lt; std::endl;</text:p>
            <text:p text:style-name="P10"/>
            <text:p text:style-name="P10">CutOff x = B;</text:p>
            <text:p text:style-name="P10">std::cout &lt;&lt; x &lt;&lt; std::endl;</text:p>
          </table:table-cell>
        </table:table-row>
      </table:table>
      <text:p text:style-name="P7"/>
      <text:p text:style-name="P7">Now try this:</text:p>
      <table:table table:name="Table16" table:style-name="Table16">
        <table:table-column table:style-name="Table16.A"/>
        <table:table-row table:style-name="TableLine2700158363376">
          <table:table-cell table:style-name="Table16.A1" office:value-type="string">
            <text:p text:style-name="P10">enum X</text:p>
            <text:p text:style-name="P10">{</text:p>
            <text:p text:style-name="P10"><text:s text:c="2"/>a = 5, b, c, d = 42, e, f</text:p>
            <text:p text:style-name="P10">};</text:p>
            <text:p text:style-name="P10">std::cout &lt;&lt; a &lt;&lt; ' ' &lt;&lt; b &lt;&lt; ' ' &lt;&lt; c &lt;&lt; ' ' </text:p>
            <text:p text:style-name="P10"><text:s text:c="10"/>&lt;&lt; d &lt;&lt; ' ' &lt;&lt; e &lt;&lt; ' ' &lt;&lt; f &lt;&lt; std::endl;</text:p>
          </table:table-cell>
        </table:table-row>
      </table:table>
      <text:p text:style-name="P7"/>
      <text:p text:style-name="P7">And ... you <text:span text:style-name="T11">have</text:span> to try this because it's a common gotcha:</text:p>
      <table:table table:name="Table7" table:style-name="Table7">
        <table:table-column table:style-name="Table7.A"/>
        <table:table-row table:style-name="TableLine2700158360928">
          <table:table-cell table:style-name="Table7.A1" office:value-type="string">
            <text:p text:style-name="P21">enum X {a = 1.1};</text:p>
          </table:table-cell>
        </table:table-row>
      </table:table>
      <text:p text:style-name="P7">The point is that enumerators can only be initialized with integer values.</text:p>
      <text:p text:style-name="P8"/>
      <text:p text:style-name="P8"/>
      <text:p text:style-name="P8">Exercise.<text:span text:style-name="T15"> Either write down the output of the following code segment or find the error:</text:span></text:p>
      <table:table table:name="Table8" table:style-name="Table8">
        <table:table-column table:style-name="Table8.A"/>
        <table:table-row table:style-name="TableLine2700158369360">
          <table:table-cell table:style-name="Table8.A1" office:value-type="string">
            <text:p text:style-name="P10">enum X</text:p>
            <text:p text:style-name="P10">{</text:p>
            <text:p text:style-name="P10"><text:s text:c="4"/>a, b, c, d = 42, e, f</text:p>
            <text:p text:style-name="P10">};</text:p>
            <text:p text:style-name="P10"><text:span text:style-name="T3">X</text:span> foo = b;</text:p>
            <text:p text:style-name="P10">X bar = f; </text:p>
            <text:p text:style-name="P10">std::cout &lt;&lt; b &lt;&lt; f &lt;&lt; std::endl;</text:p>
          </table:table-cell>
        </table:table-row>
      </table:table>
      <text:p text:style-name="P7"/>
      <text:p text:style-name="P7"/>
      <text:p text:style-name="P8">Exercise.<text:span text:style-name="T15"> Either write down the output of the following code segment or find the error:</text:span></text:p>
      <table:table table:name="Table10" table:style-name="Table10">
        <table:table-column table:style-name="Table10.A"/>
        <table:table-row table:style-name="TableLine2700158369088">
          <table:table-cell table:style-name="Table10.A1" office:value-type="string">
            <text:p text:style-name="P10">enum Y</text:p>
            <text:p text:style-name="P10">{</text:p>
            <text:p text:style-name="P10"><text:s text:c="4"/>a = 1, b, c, d = 4.5, e = 5.6, f = 6.7</text:p>
            <text:p text:style-name="P10">};</text:p>
            <text:p text:style-name="P10"><text:span text:style-name="T3">X</text:span> foo = b;</text:p>
            <text:p text:style-name="P10">std::cout &lt;&lt; b &lt;&lt; std::endl;</text:p>
          </table:table-cell>
        </table:table-row>
      </table:table>
      <text:p text:style-name="P7"/>
      <text:p text:style-name="P7"/>
      <text:p text:style-name="P9"/>
      <text:p text:style-name="P14">Enum Without Enumeration Name</text:p>
      <text:p text:style-name="P7"/>
      <text:p text:style-name="P7">Notice that </text:p>
      <table:table table:name="Table3" table:style-name="Table3">
        <table:table-column table:style-name="Table3.A"/>
        <table:table-row table:style-name="TableLine2700158370720">
          <table:table-cell table:style-name="Table3.A1" office:value-type="string">
            <text:p text:style-name="P10">enum EmployeeCode</text:p>
            <text:p text:style-name="P10">{</text:p>
            <text:p text:style-name="P10"><text:s text:c="4"/>CEO, MANAGER, FULLTIME, PARTTIME</text:p>
            <text:p text:style-name="P10">};</text:p>
          </table:table-cell>
        </table:table-row>
      </table:table>
      <text:p text:style-name="P7">actually does <text:span text:style-name="T10">two</text:span> things:</text:p>
      <text:list xml:id="list3080546214" text:style-name="L2">
        <text:list-item>
          <text:p text:style-name="P30">It creates four constants (enumerators)</text:p>
        </text:list-item>
        <text:list-item>
          <text:p text:style-name="P30">It gives a type (enumeration) for the four constants.</text:p>
        </text:list-item>
      </text:list>
      <text:p text:style-name="P7"/>
      <text:p text:style-name="P7">You can actually use the <text:span text:style-name="T5">enum</text:span> to create constants without creating an enumeration. Try this:</text:p>
      <text:p text:style-name="P7"/>
      <table:table table:name="Table4" table:style-name="Table4">
        <table:table-column table:style-name="Table4.A"/>
        <table:table-row table:style-name="TableLine2700158369632">
          <table:table-cell table:style-name="Table4.A1" office:value-type="string">
            <text:p text:style-name="P15">#include &lt;iostream&gt;</text:p>
            <text:p text:style-name="P15"/>
            <text:p text:style-name="P15"><draw:rect text:anchor-type="paragraph" draw:z-index="6" draw:name="Shape7" draw:style-name="gr3" draw:text-style-name="P32" svg:width="1.8024in" svg:height="0.6252in" svg:x="4.5819in" svg:y="0.0445in"><text:p text:style-name="P31"><text:span text:style-name="T6">No enumeration name </text:span></text:p><text:p text:style-name="P31"><text:span text:style-name="T6">for these enumerators</text:span></text:p></draw:rect><draw:line text:anchor-type="paragraph" draw:z-index="8" draw:name="Shape8" draw:style-name="gr1" draw:text-style-name="P31" svg:x1="5.3319in" svg:y1="0.1173in" svg:x2="5.3319in" svg:y2="0.0236in"><text:p/></draw:line>int main()</text:p>
            <text:p text:style-name="P15">{</text:p>
            <text:p text:style-name="P15"><draw:line text:anchor-type="paragraph" draw:z-index="7" draw:name="Shape9" draw:style-name="gr2" draw:text-style-name="P31" svg:x1="4.5921in" svg:y1="0.0728in" svg:x2="2.1339in" svg:y2="0.0728in"><text:p/></draw:line><text:s text:c="4"/>enum {A, B, C, D, E};</text:p>
            <text:p text:style-name="P15"/>
            <text:p text:style-name="P15"><text:s text:c="4"/>std::cout &lt;&lt; A &lt;&lt; std::endl;</text:p>
            <text:p text:style-name="P15"><text:s text:c="4"/>return 0;<text:line-break/>}</text:p>
          </table:table-cell>
        </table:table-row>
      </table:table>
      <text:p text:style-name="P7"/>
      <text:p text:style-name="P7"/>
      <text:p text:style-name="P19"><text:span text:style-name="T9">Exercise.</text:span> Rewrite the following using enumerators:</text:p>
      <table:table table:name="Table9" table:style-name="Table9">
        <table:table-column table:style-name="Table9.A"/>
        <table:table-row table:style-name="TableLine2700158430560">
          <table:table-cell table:style-name="Table9.A1" office:value-type="string">
            <text:p text:style-name="P15">const int FEE = 1;</text:p>
            <text:p text:style-name="P15">const int FIE = 0;</text:p>
            <text:p text:style-name="P15">const int FOE = 2;</text:p>
            <text:p text:style-name="P15">const int FUM = 3;</text:p>
          </table:table-cell>
        </table:table-row>
      </table:table>
      <text:p text:style-name="P19">Omit the enumeration name and integer values.</text:p>
      <text:p text:style-name="P14">Symbolic <text:span text:style-name="T17">c</text:span>onstants</text:p>
      <text:p text:style-name="P7"/>
      <text:p text:style-name="P7">Sometimes we don't really care about the integer value of enumerators. We really want the names of the enumerators to make it easier to read our programs. Look at this example:</text:p>
      <text:p text:style-name="P7"/>
      <table:table table:name="Table17" table:style-name="Table17">
        <table:table-column table:style-name="Table17.A"/>
        <table:table-row table:style-name="TableLine2700158425664">
          <table:table-cell table:style-name="Table17.A1" office:value-type="string">
            <text:p text:style-name="P17">enum GameState </text:p>
            <text:p text:style-name="P17">{ </text:p>
            <text:p text:style-name="P17"><text:s text:c="4"/>INIT, MENU, STARTING, RUN, RESTART, EXIT</text:p>
            <text:p text:style-name="P17">};</text:p>
            <text:p text:style-name="P17"/>
            <text:p text:style-name="P17">GameState gameState = INIT;</text:p>
            <text:p text:style-name="P28"/>
            <text:p text:style-name="P17">int main()</text:p>
            <text:p text:style-name="P17">{</text:p>
            <text:p text:style-name="P17"><text:s text:c="4"/>int energy = 1000;</text:p>
            <text:p text:style-name="P17"/>
            <text:p text:style-name="P17"><text:s text:c="4"/>while (gameState != EXIT)</text:p>
            <text:p text:style-name="P17"><text:s text:c="4"/>{ </text:p>
            <text:p text:style-name="P17"><text:s text:c="8"/>...</text:p>
            <text:p text:style-name="P17"><text:s text:c="8"/>if (energy == 0)</text:p>
            <text:p text:style-name="P17"><text:span text:style-name="T12"><text:s text:c="12"/></text:span>gameState = EXIT</text:p>
            <text:p text:style-name="P17"><text:s text:c="8"/>... </text:p>
            <text:p text:style-name="P17"/>
            <text:p text:style-name="P17"><text:s text:c="8"/>switch (gameState)</text:p>
            <text:p text:style-name="P17"><text:s text:c="8"/>{</text:p>
            <text:p text:style-name="P17"><text:s text:c="12"/>case INIT: ...</text:p>
            <text:p text:style-name="P17"><text:s text:c="12"/>case MENU: ...</text:p>
            <text:p text:style-name="P17"><text:s text:c="12"/>case STARTING: ...</text:p>
            <text:p text:style-name="P17"><text:s text:c="12"/>case RUN: ...</text:p>
            <text:p text:style-name="P17"><text:s text:c="12"/>case RESTART: ...</text:p>
            <text:p text:style-name="P17"><text:s text:c="12"/>case EXIT: ...<text:line-break/> <text:s text:c="7"/>}</text:p>
            <text:p text:style-name="P17"><text:s text:c="4"/>}</text:p>
            <text:p text:style-name="P28"/>
            <text:p text:style-name="P17"><text:s text:c="4"/>return 0;</text:p>
            <text:p text:style-name="P17">}</text:p>
          </table:table-cell>
        </table:table-row>
      </table:table>
      <text:p text:style-name="P20"/>
      <text:p text:style-name="P18"><text:span text:style-name="T4">Notice that </text:span><text:span text:style-name="T13">it doesn't matter if the integer value of </text:span><text:span text:style-name="T14">INIT</text:span><text:span text:style-name="T13"> is 0 or 1 or 2 or what-have-you.</text:span></text:p>
      <text:p text:style-name="P19"/>
      <text:p text:style-name="P19">Using this technique of programming where the code to execute is based on the value of a variable, you create something called a finite state machine.</text:p>
      <text:p text:style-name="P19"/>
      <text:p text:style-name="P19"/>
      <text:p text:style-name="P19"><text:span text:style-name="T9">Exercise.</text:span> Given</text:p>
      <table:table table:name="Table21" table:style-name="Table21">
        <table:table-column table:style-name="Table21.A"/>
        <table:table-row table:style-name="TableLine2700158431376">
          <table:table-cell table:style-name="Table21.A1" office:value-type="string">
            <text:p text:style-name="P16">enum EnumA {x, y, z};</text:p>
            <text:p text:style-name="P17">enum EnumB <text:span text:style-name="T18">{</text:span>a, b, c<text:span text:style-name="T18">}</text:span>;</text:p>
          </table:table-cell>
        </table:table-row>
      </table:table>
      <text:p text:style-name="P19">does this work?</text:p>
      <table:table table:name="Table22" table:style-name="Table22">
        <table:table-column table:style-name="Table22.A"/>
        <table:table-row table:style-name="TableLine2700158428112">
          <table:table-cell table:style-name="Table22.A1" office:value-type="string">
            <text:p text:style-name="P17">EnumA i = a;</text:p>
          </table:table-cell>
        </table:table-row>
      </table:table>
      <text:p text:style-name="P19"/>
      <text:p text:style-name="P19"><text:soft-page-break/></text:p>
      <text:p text:style-name="P19"><text:span text:style-name="T9">Exercise.</text:span> Given</text:p>
      <table:table table:name="Table23" table:style-name="Table23">
        <table:table-column table:style-name="Table23.A"/>
        <table:table-row table:style-name="TableLine2700158425936">
          <table:table-cell table:style-name="Table23.A1" office:value-type="string">
            <text:p text:style-name="P16">enum EnumA {x, y, z};</text:p>
            <text:p text:style-name="P17">enum EnumB (a, b, c};</text:p>
          </table:table-cell>
        </table:table-row>
      </table:table>
      <text:p text:style-name="P19">does this work?</text:p>
      <table:table table:name="Table24" table:style-name="Table24">
        <table:table-column table:style-name="Table24.A"/>
        <table:table-row table:style-name="TableLine2700158430832">
          <table:table-cell table:style-name="Table24.A1" office:value-type="string">
            <text:p text:style-name="P17">EnumA a0 = x;</text:p>
            <text:p text:style-name="P17">EnumB a1 = a;</text:p>
            <text:p text:style-name="P17">std::cout &lt;&lt; (a0 == a1) &lt;&lt; std::endl;</text:p>
          </table:table-cell>
        </table:table-row>
      </table:table>
      <text:p text:style-name="P19"/>
      <text:p text:style-name="P27">Multi-file Compilation</text:p>
      <text:p text:style-name="P19"/>
      <text:p text:style-name="P19">Enumerations can be placed in a header file if other files (source or header) use it.</text:p>
      <text:p text:style-name="P26">Summary</text:p>
      <text:p text:style-name="P23"/>
      <text:p text:style-name="P23">You can create symbolic constants using enum.</text:p>
      <text:p text:style-name="P24"/>
      <text:p text:style-name="P25"><text:span text:style-name="T16">You can give the set of constants a name. This </text:span>creates a type.</text:p>
      <text:p text:style-name="P24"/>
      <text:p text:style-name="P24">You can then create a variable of an enum type.</text:p>
      <text:p text:style-name="P24"/>
      <text:p text:style-name="P17"><text:s/>enum PlaneState { STATIONARY, FLYING, MAINTENANCE };</text:p>
      <text:p text:style-name="P17"><text:s/>PlaneState boeing747a = STATIONARY;</text:p>
      <text:p text:style-name="P17"><text:s/>PlaneState boeing747b = FLYING;</text:p>
      <text:p text:style-name="P24"/>
      <text:p text:style-name="P24">By default enumerators are given integer values: 0, 1, 2, ...</text:p>
      <text:p text:style-name="P24"/>
      <text:p text:style-name="P24">You can give the enumerators values:</text:p>
      <text:p text:style-name="P24"/>
      <text:p text:style-name="P17"><text:s/>enum PlaneState </text:p>
      <text:p text:style-name="P17"><text:s/>{ </text:p>
      <text:p text:style-name="P17"><text:s text:c="3"/>STATIONARY=5, FLYING, MAINTENANCE=10 </text:p>
      <text:p text:style-name="P17"><text:s/>}; // int(FLYING) is 6</text:p>
      <text:p text:style-name="P19"/>
      <text:p text:style-name="P19">The name of the enumeration is optional.</text:p>
      <text:p text:style-name="P19"/>
      <text:p text:style-name="P1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tarSymbol" svg:font-family="StarSymbol" style:font-charset="x-symbol"/>
    <style:font-face style:name="StarSymbol1" svg:font-family="StarSymbol"/>
    <style:font-face style:name="Tahoma2" svg:font-family="Tahoma"/>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office:font-face-decls>
  <office:styles>
    <draw:gradient draw:name="Gradient_20_7" draw:display-name="Gradient 7" draw:style="linear" draw:start-color="#000000" draw:end-color="#ffffff" draw:start-intensity="100%" draw:end-intensity="100%" draw:angle="0deg" draw:border="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5" draw:display-name="Bitmape 5"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043in" draw:dots2="1" draw:dots2-length="0.0043in" draw:distance="0.0043in"/>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2" draw:display-name="Dashed (var) 2"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Ultrafine_20_Dashed" draw:display-name="Ultrafine Dashed" draw:style="rect" draw:dots1="1" draw:dots1-length="0.0201in" draw:dots2="1" draw:dots2-length="0.0201in" draw:distance="0.0201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pitch-asian="variable" style:font-size-asian="14pt" style:font-name-complex="Tahoma1" style:font-family-complex="Tahoma" style:font-pitch-complex="variable" style:font-size-complex="14pt"/>
    </style:style>
    <style:style style:name="List" style:family="paragraph" style:parent-style-name="Text_20_body" style:class="list">
      <style:text-properties style:font-name-complex="Tahoma2"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2" style:font-family-complex="Tahoma" style:font-size-complex="10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2" style:font-family-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style:contextual-spacing="false" fo:text-align="center" style:justify-single-word="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in" fo:margin-bottom="0in" style:contextual-spacing="false" fo:text-indent="0in" style:auto-text-indent="false" style:text-autospace="none"/>
      <style:text-properties style:use-window-font-color="true" loext:opacity="0%" style:text-outline="false" style:text-line-through-style="none" style:text-line-through-type="none" style:font-name="Tahoma1" fo:font-family="Tahoma" style:font-pitch="variable" fo:font-size="32pt" fo:font-style="normal" fo:text-shadow="none" style:text-underline-style="none" fo:font-weight="normal" style:font-name-asian="Tahoma1" style:font-family-asian="Tahoma" style:font-pitch-asian="variable" style:font-size-asian="32pt" style:font-style-asian="normal" style:font-weight-asian="normal" style:font-name-complex="Tahoma1" style:font-family-complex="Tahoma" style:font-pitch-complex="variable" style:font-size-complex="32pt" style:font-style-complex="normal" style:font-weight-complex="normal"/>
    </style:style>
    <style:style style:name="Default_7e_LT_7e_Gliederung_20_2" style:display-name="Default~LT~Gliederung 2" style:family="paragraph" style:parent-style-name="Default_7e_LT_7e_Gliederung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style:contextual-spacing="false"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pitch="variable" fo:font-size="44pt" fo:font-style="normal" fo:text-shadow="none" style:text-underline-style="none" fo:font-weight="normal" style:font-name-asian="Tahoma1" style:font-family-asian="Tahoma" style:font-pitch-asian="variable" style:font-size-asian="44pt" style:font-style-asian="normal" style:font-weight-asian="normal" style:font-name-complex="Tahoma1" style:font-family-complex="Tahoma" style:font-pitch-complex="variable" style:font-size-complex="44pt" style:font-style-complex="normal" style:font-weight-complex="normal"/>
    </style:style>
    <style:style style:name="Default_7e_LT_7e_Untertitel" style:display-name="Default~LT~Untertitel" style:family="paragraph">
      <style:paragraph-properties fo:margin-left="0in" fo:margin-right="0in" fo:text-align="center" style:justify-single-word="false" fo:text-indent="-0.2362in" style:auto-text-indent="false" style:text-autospace="none"/>
      <style:text-properties style:use-window-font-color="true" loext:opacity="0%" style:text-outline="false" style:text-line-through-style="none" style:text-line-through-type="none" style:font-name="Tahoma1" fo:font-family="Tahoma" style:font-pitch="variable" fo:font-size="32pt" fo:font-style="normal" fo:text-shadow="none" style:text-underline-style="none" fo:font-weight="normal" style:font-name-asian="Tahoma1" style:font-family-asian="Tahoma" style:font-pitch-asian="variable" style:font-size-asian="32pt" style:font-style-asian="normal" style:font-weight-asian="normal" style:font-name-complex="Tahoma1" style:font-family-complex="Tahoma" style:font-pitch-complex="variable" style:font-size-complex="32pt" style:font-style-complex="normal" style:font-weight-complex="normal"/>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loext:opacity="0%" style:text-outline="false" style:text-line-through-style="none" style:text-line-through-type="none" style:font-name="Tahoma1" fo:font-family="Tahoma" style:font-pitch="variable" fo:font-size="20pt" fo:font-style="normal" fo:text-shadow="none" style:text-underline-style="none" fo:font-weight="normal" style:font-name-asian="Tahoma1" style:font-family-asian="Tahoma" style:font-pitch-asian="variable" style:font-size-asian="20pt" style:font-style-asian="normal" style:font-weight-asian="normal" style:font-name-complex="Tahoma1" style:font-family-complex="Tahoma" style:font-pitch-complex="variable" style:font-size-complex="20pt" style:font-style-complex="normal" style:font-weight-complex="normal"/>
    </style:style>
    <style:style style:name="Default_7e_LT_7e_Hintergrundobjekte" style:display-name="Default~LT~Hintergrundobjekte" style:family="paragraph">
      <style:paragraph-properties style:text-autospace="none"/>
      <style:text-properties fo:color="#ffffff" loext:opacity="100%"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Default_7e_LT_7e_Hintergrund" style:display-name="Default~LT~Hintergrund" style:family="paragraph">
      <style:paragraph-properties style:text-autospace="none"/>
    </style:style>
    <style:style style:name="WW-Title"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pitch="variable" fo:font-size="44pt" fo:font-style="normal" fo:text-shadow="none" style:text-underline-style="none" fo:font-weight="normal" style:font-name-asian="Tahoma1" style:font-family-asian="Tahoma" style:font-pitch-asian="variable" style:font-size-asian="44pt" style:font-style-asian="normal" style:font-weight-asian="normal" style:font-name-complex="Tahoma1" style:font-family-complex="Tahoma" style:font-pitch-complex="variable" style:font-size-complex="44pt" style:font-style-complex="normal" style:font-weight-complex="normal"/>
    </style:style>
    <style:style style:name="Background_20_objects" style:display-name="Background objects" style:family="paragraph">
      <style:paragraph-properties style:text-autospace="none"/>
      <style:text-properties fo:color="#ffffff" loext:opacity="100%"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Background" style:family="paragraph">
      <style:paragraph-properties style:text-autospace="none"/>
    </style:style>
    <style:style style:name="Notes" style:family="paragraph">
      <style:paragraph-properties fo:margin-left="0.2362in" fo:margin-right="0in" fo:text-indent="-0.2362in" style:auto-text-indent="false" style:text-autospace="none"/>
      <style:text-properties style:use-window-font-color="true" loext:opacity="0%" style:text-outline="false" style:text-line-through-style="none" style:text-line-through-type="none" style:font-name="Tahoma1" fo:font-family="Tahoma" style:font-pitch="variable" fo:font-size="20pt" fo:font-style="normal" fo:text-shadow="none" style:text-underline-style="none" fo:font-weight="normal" style:font-name-asian="Tahoma1" style:font-family-asian="Tahoma" style:font-pitch-asian="variable" style:font-size-asian="20pt" style:font-style-asian="normal" style:font-weight-asian="normal" style:font-name-complex="Tahoma1" style:font-family-complex="Tahoma" style:font-pitch-complex="variable" style:font-size-complex="20pt" style:font-style-complex="normal" style:font-weight-complex="normal"/>
    </style:style>
    <style:style style:name="Outline_20_1" style:display-name="Outline 1" style:family="paragraph">
      <style:paragraph-properties fo:margin-left="0.472in" fo:margin-right="0in" fo:margin-top="0in" fo:margin-bottom="0.1965in" style:contextual-spacing="false" fo:text-indent="-0.3543in" style:auto-text-indent="false" style:text-autospace="none"/>
      <style:text-properties style:use-window-font-color="true" loext:opacity="0%" style:text-outline="false" style:text-line-through-style="none" style:text-line-through-type="none" style:font-name="Tahoma1" fo:font-family="Tahoma" style:font-pitch="variable" fo:font-size="32pt" fo:font-style="normal" fo:text-shadow="none" style:text-underline-style="none" fo:font-weight="normal" style:font-name-asian="Tahoma1" style:font-family-asian="Tahoma" style:font-pitch-asian="variable" style:font-size-asian="32pt" style:font-style-asian="normal" style:font-weight-asian="normal" style:font-name-complex="Tahoma1" style:font-family-complex="Tahoma" style:font-pitch-complex="variable" style:font-size-complex="32pt" style:font-style-complex="normal" style:font-weight-complex="normal"/>
    </style:style>
    <style:style style:name="Outline_20_2" style:display-name="Outline 2" style:family="paragraph" style:parent-style-name="Outline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style:contextual-spacing="false"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WW-Title1"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pitch="variable" fo:font-size="44pt" fo:font-style="normal" fo:text-shadow="none" style:text-underline-style="none" fo:font-weight="normal" style:font-name-asian="Tahoma1" style:font-family-asian="Tahoma" style:font-pitch-asian="variable" style:font-size-asian="44pt" style:font-style-asian="normal" style:font-weight-asian="normal" style:font-name-complex="Tahoma1" style:font-family-complex="Tahoma" style:font-pitch-complex="variable" style:font-size-complex="44pt" style:font-style-complex="normal" style:font-weight-complex="normal"/>
    </style:style>
    <style:style style:name="WW-Title12"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pitch="variable" fo:font-size="44pt" fo:font-style="normal" fo:text-shadow="none" style:text-underline-style="none" fo:font-weight="normal" style:font-name-asian="Tahoma1" style:font-family-asian="Tahoma" style:font-pitch-asian="variable" style:font-size-asian="44pt" style:font-style-asian="normal" style:font-weight-asian="normal" style:font-name-complex="Tahoma1" style:font-family-complex="Tahoma" style:font-pitch-complex="variable" style:font-size-complex="44pt" style:font-style-complex="normal" style:font-weight-complex="normal"/>
    </style:style>
    <style:style style:name="WW-Title123"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pitch="variable" fo:font-size="44pt" fo:font-style="normal" fo:text-shadow="none" style:text-underline-style="none" fo:font-weight="normal" style:font-name-asian="Tahoma1" style:font-family-asian="Tahoma" style:font-pitch-asian="variable" style:font-size-asian="44pt" style:font-style-asian="normal" style:font-weight-asian="normal" style:font-name-complex="Tahoma1" style:font-family-complex="Tahoma" style:font-pitch-complex="variable" style:font-size-complex="44pt" style:font-style-complex="normal" style:font-weight-complex="normal"/>
    </style:style>
    <style:style style:name="WW-Title1234"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12"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1213"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121314"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12131415"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1213141516"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121314151617"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12131415161718"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1213141516171819"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center" style:justify-single-word="false"/>
      <style:text-properties style:font-name="Arial" fo:font-size="10pt" style:font-size-asian="10pt" style:font-size-complex="10pt"/>
    </style:style>
    <style:style style:name="MT1" style:family="text">
      <style:text-properties officeooo:rsid="0004b9d1"/>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C++ </text:span>(Y. Liow) <text:s text:c="28"/><text:tab/><text:tab/><text:span text:style-name="MT1">32. </text:span>Enumerations</text:p>
      </style:header>
      <style:footer>
        <text:p text:style-name="MP2"><text:page-number text:select-page="current">12</text:page-number><text:s/>of <text:page-count>12</text:page-count></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2.2$Windows_X86_64 LibreOffice_project/8a45595d069ef5570103caea1b71cc9d82b2aae4</meta:generator>
    <meta:initial-creator>Yihsiang Liow</meta:initial-creator>
    <meta:creation-date>2005-12-14T10:14:39</meta:creation-date>
    <dc:date>2024-02-19T22:34:12.240000000</dc:date>
    <meta:printed-by>Yihsiang Liow</meta:printed-by>
    <meta:print-date>2006-01-08T16:54:25</meta:print-date>
    <dc:language>en-US</dc:language>
    <meta:editing-cycles>995</meta:editing-cycles>
    <meta:editing-duration>P9DT1H23M52S</meta:editing-duration>
    <meta:document-statistic meta:table-count="26" meta:image-count="0" meta:object-count="0" meta:page-count="12" meta:paragraph-count="228" meta:word-count="1226" meta:character-count="6963" meta:non-whitespace-character-count="5614"/>
    <meta:user-defined meta:name="Info 1"/>
    <meta:user-defined meta:name="Info 2"/>
    <meta:user-defined meta:name="Info 3"/>
    <meta:user-defined meta:name="Info 4"/>
  </office:meta>
</office:document-meta>
</file>